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>
            <text:p>z</text:p>
          </table:table-cell>
          <table:table-cell/>
          <table:table-cell office:value-type="string">
            <text:p>z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01">01/01/2025</text:date>, <text:time>20:0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01T20:04:23.47</meta:creation-date>
    <meta:generator>OpenOffice/4.1.10$Win32 OpenOffice.org_project/4110m2$Build-9807</meta:generator>
    <dc:date>2025-01-01T20:04:57.87</dc:date>
    <meta:editing-duration>PT34S</meta:editing-duration>
    <meta:editing-cycles>1</meta:editing-cycles>
    <meta:document-statistic meta:table-count="3" meta:cell-count="8" meta:object-count="0"/>
  </office:meta>
</office:document-meta>
</file>